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ito 1 de Octubre del 2025 <text:s text:c="51"/>Oficio: EUT_CC_003</text:p>
      <text:p text:style-name="Standard">Para:</text:p>
      <text:list xml:id="list4840361219686323153" text:style-name="L2">
        <text:list-item>
          <text:list>
            <text:list-item>
              <text:p text:style-name="P1">Jhoel Escudero Soliz - Presidente y juez Constitucional</text:p>
            </text:list-item>
            <text:list-item>
              <text:p text:style-name="P1">Karla Andrade Quevedo - Vicepresidenta y jueza Constitucional</text:p>
            </text:list-item>
          </text:list>
        </text:list-item>
      </text:list>
      <text:p text:style-name="Standard"/>
      <text:p text:style-name="P4">Asunto: Eutanasia – Voluntades Anticipadas</text:p>
      <text:p text:style-name="Standard"/>
      <text:p text:style-name="Standard">En fecha 1ro de julio del 2025 a través de oficio <text:span text:style-name="T1">EUT_CC_001</text:span> se ingresó a la Corte Constitucional un pedido el mismo que hasta la feca 20251001 no ha tenido respuesta</text:p>
      <text:p text:style-name="Standard">En fecha 8 de septiem<text:tab/>bre del 2025 a través de oficio <text:span text:style-name="T1">EUT_CC_002</text:span>, se ingresó a la Corte Constitucional el mismo que como pasa con el oficio EUT_CC_001 no ha tenido respuesta</text:p>
      <text:p text:style-name="Standard"/>
      <text:p text:style-name="Standard">El día de hoy ingreso este nuevo oficio <text:span text:style-name="T1">EUT_CC_003</text:span> sobre el mismo tema en el cual se anexan tres documentos:</text:p>
      <text:list xml:id="list6291257691143188939" text:style-name="L3">
        <text:list-item>
          <text:p text:style-name="P2"><text:span text:style-name="T1">Anexo 1</text:span>: Oficio <text:s/><text:span text:style-name="T1">VolAnt_20250731_005</text:span> ingresado al Ministerio de Salud Pública el 20250731, en el cual se solicita una audiencia con el Ministro de Salud y la elaboración de un cronograma para que el Ecuador (los ciudadanos) contemos con un formulario para poder expresar con anticipación nuestra voluntad en caso que alguna calamidad nos pase.</text:p>
        </text:list-item>
        <text:list-item>
          <text:p text:style-name="P2"><text:span text:style-name="T1">Anexo 2</text:span>: Oficio <text:span text:style-name="T1">MSP-SRAIPN-2025-1354-O</text:span> respuesta al anexo 1 por el MSP el <text:span text:style-name="T3">20250913</text:span><text:span text:style-name="T2">,</text:span> en el cual nuevamente el MSP, de manera equivocada según mi criterio indica que no existe una ley que permita a la institución NI SIQUIERA ELABORAR UN CRONOGRAMA DE TRABAJO.</text:p>
        </text:list-item>
        <text:list-item>
          <text:p text:style-name="P2"><text:span text:style-name="T1">Anexo 3</text:span>: Oficio MSP-DNPNMS-2025-0438-M <text:s/>respuesta al anexo 1 por el MSP el <text:span text:style-name="T3">20250814</text:span></text:p>
        </text:list-item>
      </text:list>
      <text:p text:style-name="Standard"/>
      <text:p text:style-name="Standard"><text:span text:style-name="T1">Por lo antes indicado le solicito</text:span>: </text:p>
      <text:p text:style-name="Standard">1.- Indicarme si los artículos en “El Código Orgánico Administrativo” no aplican para los funcionarios públicos de la Corte Constitucional</text:p>
      <text:list xml:id="list4876532176642170541" text:style-name="L4">
        <text:list-item>
          <text:p text:style-name="P3"><text:span text:style-name="T1">Derecho de Petición (Art. 38)</text:span>: Toda persona tiene derecho a dirigir peticiones a las instituciones y a obtener una respuesta motivada, congruente y oportuna.</text:p>
        </text:list-item>
        <text:list-item>
          <text:p text:style-name="P3"><text:span text:style-name="T1">Plazo de Respuesta a Peticiones (Art. 138)</text:span>: La administración pública debe resolver las peticiones de las personas en el plazo de 15 días contados a partir de su presentación.</text:p>
        </text:list-item>
        <text:list-item>
          <text:p text:style-name="P3"><text:span text:style-name="T1">Silencio Administrativo Positivo (Art. 207)</text:span>: Si la administración no emite una decisión en el plazo de 15 días en trámites iniciados por el ciudadano que solo persigan la satisfacción de intereses particulares, se entiende que la petición ha sido aceptada (silencio administrativo positivo), siempre que la ley no establezca lo contrario o que la solicitud afecte derechos de terceros, el patrimonio público o el ordenamiento jurídico.</text:p>
        </text:list-item>
      </text:list>
      <text:p text:style-name="Standard">2.- Sean anexado esta solicitud al oficio EUT_CC_001 para su evaluación jurídica</text:p>
      <text:p text:style-name="Standard">3.- Proporcionarme copias certificadas de las respuestas a los oficios EUT_CC_001 / EUT_CC_002 / EUT_CC_003</text:p>
      <text:p text:style-name="Standard"/>
      <text:p text:style-name="Standard">Saludos cordiales y esperando <text:span text:style-name="T1">su respuesta en el tiempo que la ley determina</text:span></text:p>
      <text:p text:style-name="Standard"/>
      <text:p text:style-name="Standard"/>
      <text:p text:style-name="Standard">Byron Valdivieso Andrade</text:p>
      <text:p text:style-name="Standard">CI: 1707002786</text:p>
      <text:p text:style-name="Standard">Telf: 0959940768</text:p>
      <text:p text:style-name="Standard">email: <text:a xlink:type="simple" xlink:href="mailto:bgva2005@yahoo.com" text:style-name="Internet_20_link" text:visited-style-name="Visited_20_Internet_20_Link">bgva2005@yahoo.com</text:a></text:p>
      <text:p text:style-name="Standard">Dir: Morales E349 y Fernández Madrid. Quito Ecua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C"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 v</meta:initial-creator>
    <meta:creation-date>2025-10-01T08:32:15.86</meta:creation-date>
    <meta:generator>OpenOffice/4.1.15$Win32 OpenOffice.org_project/4115m2$Build-9813</meta:generator>
    <dc:date>2025-10-01T09:03:08.26</dc:date>
    <dc:creator>b v</dc:creator>
    <meta:editing-duration>PT30M55S</meta:editing-duration>
    <meta:editing-cycles>6</meta:editing-cycles>
    <meta:document-statistic meta:table-count="0" meta:image-count="0" meta:object-count="0" meta:page-count="1" meta:paragraph-count="24" meta:word-count="433" meta:character-count="2732"/>
  </office:meta>
</office:document-meta>
</file>